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c683e" officeooo:paragraph-rsid="000c683e"/>
    </style:style>
    <style:style style:name="P2" style:family="paragraph" style:parent-style-name="Heading_20_2">
      <style:text-properties officeooo:rsid="000c683e" officeooo:paragraph-rsid="000c6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eapon Types</text:h>
      <text:h text:style-name="P1" text:outline-level="1">Close Combat</text:h>
      <text:h text:style-name="P2" text:outline-level="2">Swords</text:h>
      <text:h text:style-name="P2" text:outline-level="2">Axes</text:h>
      <text:h text:style-name="P2" text:outline-level="2">Spears</text:h>
      <text:h text:style-name="P2" text:outline-level="2">Maces</text:h>
      <text:h text:style-name="P2" text:outline-level="2">Hammers</text:h>
      <text:h text:style-name="P1" text:outline-level="1">Ranged Combat</text:h>
      <text:h text:style-name="P2" text:outline-level="2">Bows</text:h>
      <text:h text:style-name="P2" text:outline-level="2">Crossbows</text:h>
      <text:h text:style-name="P2" text:outline-level="2">Pistols</text:h>
      <text:h text:style-name="P2" text:outline-level="2">Can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8S</meta:editing-duration>
    <meta:editing-cycles>3</meta:editing-cycles>
    <meta:generator>LibreOffice/4.4.5.2$Windows_x86 LibreOffice_project/a22f674fd25a3b6f45bdebf25400ed2adff0ff99</meta:generator>
    <dc:date>2016-02-10T18:04:40.509000000</dc:date>
    <meta:document-statistic meta:table-count="0" meta:image-count="0" meta:object-count="0" meta:page-count="1" meta:paragraph-count="12" meta:word-count="15" meta:character-count="91" meta:non-whitespace-character-count="88"/>
    <meta:user-defined meta:name="Info 1"/>
    <meta:user-defined meta:name="Info 2"/>
    <meta:user-defined meta:name="Info 3"/>
    <meta:user-defined meta:name="Info 4"/>
  </office:meta>
</office:document-meta>
</file>